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margin-left="0.4925in" fo:margin-right="0in" fo:text-align="start" style:justify-single-word="false" fo:text-indent="0in" style:auto-text-indent="false"/>
      <style:text-properties fo:font-weight="bold" style:font-weight-asian="bold" style:font-weight-complex="bold"/>
    </style:style>
    <style:style style:name="P5" style:family="paragraph" style:parent-style-name="Standard">
      <style:paragraph-properties fo:margin-left="0.4925in" fo:margin-right="0in" fo:text-align="start" style:justify-single-word="false" fo:text-indent="0in" style:auto-text-indent="false"/>
    </style:style>
    <style:style style:name="P6" style:family="paragraph" style:parent-style-name="Standard">
      <style:paragraph-properties fo:margin-left="0.4925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paragraph-properties fo:margin-left="0.9846in" fo:margin-right="0in" fo:text-align="start" style:justify-single-word="false" fo:text-indent="0in" style:auto-text-indent="false"/>
      <style:text-properties fo:font-weight="bold" style:font-weight-asian="bold" style:font-weight-complex="bold"/>
    </style:style>
    <style:style style:name="P8" style:family="paragraph" style:parent-style-name="Standard">
      <style:paragraph-properties fo:margin-left="0.9846in" fo:margin-right="0in" fo:text-align="start" style:justify-single-word="false" fo:text-indent="0in" style:auto-text-indent="false"/>
    </style:style>
    <style:style style:name="P9" style:family="paragraph" style:parent-style-name="Standard">
      <style:paragraph-properties fo:margin-left="0.9846in" fo:margin-right="0in" fo:text-align="start" style:justify-single-word="false" fo:text-indent="0in" style:auto-text-indent="false"/>
      <style:text-properties fo:font-weight="normal"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ew Zurn</text:p>
      <text:p text:style-name="P1">Other Students: None</text:p>
      <text:p text:style-name="P1">CSCI 312 – Networks</text:p>
      <text:p text:style-name="P1">Lab 1 Report</text:p>
      <text:p text:style-name="P1">3/12/2013</text:p>
      <text:p text:style-name="P1"/>
      <text:p text:style-name="P2">In this lab, I was introduced to just some of the basics of computer networking on a Linux machine. <text:s/>Incorporated with the lab was setting up four PCs on a small hub, and configuring them with ascending IP addresses (10.0.1.11-10.0.1.14). <text:s/>Some simple operations were done using the <text:span text:style-name="T2">ip</text:span><text:span text:style-name="T4"> unix command, such as </text:span><text:span text:style-name="T2">ip addr show</text:span><text:span text:style-name="T4">, which would give a description of the current interfaces on that machines, </text:span><text:span text:style-name="T2">ip addr add &lt;host&gt; dev NIC</text:span><text:span text:style-name="T4">, which would configure the addess for a given NIC, and also tcpdump, which allowed us to view and filter network traffic via the terminal. <text:s/>Finally, we worked with Wireshark, which is a software package with properties similar to tcpdump, but also allowed for a little more advanced network viewing and filtering through the use of a sophisticated GUI.</text:span></text:p>
      <text:p text:style-name="P1"/>
      <text:p text:style-name="P3">Exercise 1C</text:p>
      <text:p text:style-name="P3"><text:tab/>Using the ip addr show command.</text:p>
      <text:p text:style-name="P4"><text:span text:style-name="T1">Provide the results of the </text:span><text:span text:style-name="T3">ip addr show</text:span><text:span text:style-name="T1"> command and explain the meaning of the different pieces of information provided.</text:span></text:p>
      <text:p text:style-name="P4"><text:span text:style-name="T1"/></text:p>
      <text:p text:style-name="P4"><text:span text:style-name="T1">Output:</text:span></text:p>
      <text:p text:style-name="P7"><text:span text:style-name="T1">1: lo: &lt;LOOPBACK,UP,LOWER_UP&gt; mtu 65536 qdisc noqueue state UNKNOWN </text:span></text:p>
      <text:p text:style-name="P7"><text:span text:style-name="T1"><text:s text:c="4"/>link/loopback 00:00:00:00:00:00 brd 00:00:00:00:00:00</text:span></text:p>
      <text:p text:style-name="P7"><text:span text:style-name="T1"><text:s text:c="4"/>inet 127.0.0.1/8 scope host lo</text:span></text:p>
      <text:p text:style-name="P7"><text:span text:style-name="T1"><text:s text:c="4"/>inet6 ::1/128 scope host </text:span></text:p>
      <text:p text:style-name="P7"><text:span text:style-name="T1"><text:s text:c="7"/>valid_lft forever preferred_lft forever</text:span></text:p>
      <text:p text:style-name="P7"><text:span text:style-name="T1">2: p1p1: &lt;BROADCAST,MULTICAST&gt; mtu 1500 qdisc noop state DOWN qlen 1000</text:span></text:p>
      <text:p text:style-name="P7"><text:span text:style-name="T1"><text:s text:c="4"/>link/ether 00:90:27:aa:ae:6f brd ff:ff:ff:ff:ff:ff</text:span></text:p>
      <text:p text:style-name="P7"><text:span text:style-name="T1">3: em1: &lt;BROADCAST,MULTICAST,UP,LOWER_UP&gt; mtu 1500 qdisc pfifo_fast state UP qlen 1000</text:span></text:p>
      <text:p text:style-name="P7"><text:span text:style-name="T1"><text:s text:c="4"/>link/ether 00:24:81:11:30:e9 brd ff:ff:ff:ff:ff:ff</text:span></text:p>
      <text:p text:style-name="P7"><text:span text:style-name="T1"><text:s text:c="4"/>inet6 fe80::224:81ff:fe11:30e9/64 scope link </text:span></text:p>
      <text:p text:style-name="P7"><text:span text:style-name="T1"><text:s text:c="7"/>valid_lft forever preferred_lft forever</text:span></text:p>
      <text:p text:style-name="P7"><text:span text:style-name="T1"/></text:p>
      <text:p text:style-name="P4"><text:span text:style-name="T1">The results of the </text:span><text:span text:style-name="T3">ip addr show</text:span><text:span text:style-name="T5"> command are broken up into three different sections, of which correspond to a different network interface. <text:s/>Network interface 1, which is called </text:span><text:span text:style-name="T4">lo</text:span><text:span text:style-name="T5">, is the loopback interface that every machine should have. <text:s/>It shows us some general information about the interface, such as if the interface has a queue, the current state of the interface (UP, DOWN, or UNKNNOWN), etc. <text:s/>Then it shows some general information about the type of interface it is, and finally it shows its IPv4(</text:span><text:span text:style-name="T4">inet)</text:span><text:span text:style-name="T5"> and IPv6(</text:span><text:span text:style-name="T4">inet6)</text:span><text:span text:style-name="T5"> address. <text:s/>In the case of interface 1, the IPv4 address is 127.0.0.1/8. <text:s text:c="2"/>For interface 2, </text:span><text:span text:style-name="T4">p1p1, </text:span><text:span text:style-name="T5">we see that it can be reached via broadcast or multicast messages, is currently down, and does have an ethernet link. In</text:span><text:span text:style-name="T4"> </text:span><text:span text:style-name="T5">the case of our third interface, </text:span><text:span text:style-name="T4">em1</text:span><text:span text:style-name="T5">, we see that the line is open for broadcast and multicast, has a queue and is currently UP and running. <text:s/>We see that it has a ethernet link type. <text:s/>Finally, it shows us it has it has an IPv6 address of <text:s/>fe80::224:81ff:fe11:30e9/64.</text:span></text:p>
      <text:p text:style-name="P1"/>
      <text:p text:style-name="P1"/>
      <text:p text:style-name="P1"/>
      <text:p text:style-name="P1"/>
      <text:p text:style-name="P3"><text:soft-page-break/>Exercise 1D</text:p>
      <text:p text:style-name="P3"><text:tab/>Pinging the multiple PCs from PC1.</text:p>
      <text:p text:style-name="P2"><text:tab/>Include the results of your ping along with a brief explanation.</text:p>
      <text:p text:style-name="P2"/>
      <text:p text:style-name="P2"><text:tab/>Output:</text:p>
      <text:p text:style-name="P8">[root@PC1 ~]# ping -c 3 10.0.1.12</text:p>
      <text:p text:style-name="P8">PING 10.0.1.12 (10.0.1.12) 56(84) bytes of data.</text:p>
      <text:p text:style-name="P8">64 bytes from 10.0.1.12: icmp_req=1 ttl=64 time=0.599 ms</text:p>
      <text:p text:style-name="P8">64 bytes from 10.0.1.12: icmp_req=2 ttl=64 time=0.484 ms</text:p>
      <text:p text:style-name="P8">64 bytes from 10.0.1.12: icmp_req=3 ttl=64 time=0.518 ms</text:p>
      <text:p text:style-name="P8"></text:p>
      <text:p text:style-name="P8">--- 10.0.1.12 ping statistics ---</text:p>
      <text:p text:style-name="P8">3 packets transmitted, 3 received, 0% packet loss, time 1999ms</text:p>
      <text:p text:style-name="P8">rtt min/avg/max/mdev = 0.484/0.533/0.599/0.055 ms</text:p>
      <text:p text:style-name="P8">[root@PC1 ~]# ping -c 3 10.0.1.13</text:p>
      <text:p text:style-name="P8">PING 10.0.1.13 (10.0.1.13) 56(84) bytes of data.</text:p>
      <text:p text:style-name="P8">64 bytes from 10.0.1.13: icmp_req=1 ttl=64 time=1.02 ms</text:p>
      <text:p text:style-name="P8">64 bytes from 10.0.1.13: icmp_req=2 ttl=64 time=0.379 ms</text:p>
      <text:p text:style-name="P8">64 bytes from 10.0.1.13: icmp_req=3 ttl=64 time=0.537 ms</text:p>
      <text:p text:style-name="P8"></text:p>
      <text:p text:style-name="P8">--- 10.0.1.13 ping statistics ---</text:p>
      <text:p text:style-name="P8">3 packets transmitted, 3 received, 0% packet loss, time 2000ms</text:p>
      <text:p text:style-name="P8">rtt min/avg/max/mdev = 0.379/0.646/1.024/0.276 ms</text:p>
      <text:p text:style-name="P8">[root@PC1 ~]# ping -c 3 10.0.1.14</text:p>
      <text:p text:style-name="P8">PING 10.0.1.14 (10.0.1.14) 56(84) bytes of data.</text:p>
      <text:p text:style-name="P8">64 bytes from 10.0.1.14: icmp_req=1 ttl=64 time=0.966 ms</text:p>
      <text:p text:style-name="P8">64 bytes from 10.0.1.14: icmp_req=2 ttl=64 time=0.516 ms</text:p>
      <text:p text:style-name="P8">64 bytes from 10.0.1.14: icmp_req=3 ttl=64 time=0.520 ms</text:p>
      <text:p text:style-name="P8"></text:p>
      <text:p text:style-name="P8">--- 10.0.1.14 ping statistics ---</text:p>
      <text:p text:style-name="P8">3 packets transmitted, 3 received, 0% packet loss, time 2000ms</text:p>
      <text:p text:style-name="P8">rtt min/avg/max/mdev = 0.516/0.667/0.966/0.212 ms</text:p>
      <text:p text:style-name="P8"/>
      <text:p text:style-name="P5">The ping command is issued, with the option -c and a constant 3 being defined to only send three pings to the host destination. <text:s/>In our case, every ping makes it to the destination host, which then replies with an ICMP reply back to the ICMP request sent from PC1. <text:s/>It then shows us some general statistics of the results of the ping.</text:p>
      <text:p text:style-name="P5"/>
      <text:p text:style-name="P10">Exercise 1E</text:p>
      <text:p text:style-name="P10"><text:tab/>Pinging your own IP address then pinging loopback.</text:p>
      <text:p text:style-name="P10"><text:span text:style-name="T1"><text:tab/>Include the output you saved in this exercise.</text:span></text:p>
      <text:p text:style-name="P4"><text:span text:style-name="T1">Explain the difference between pinging local Ethernet interface and the loopback interface. <text:s/>Specifically, on PC1, what is the difference between typing ping 10.0.1.11 and ping 127.0.0.1. (This is a conceptual question on the role of the loopback interface. <text:s/>The response to the ping command does not provide you with the answer to this question.)</text:span></text:p>
      <text:p text:style-name="P4"><text:span text:style-name="T1"/></text:p>
      <text:p text:style-name="P4"><text:span text:style-name="T1">Output:</text:span></text:p>
      <text:p text:style-name="P9">[root@PC1 ~]# ping -c 5 10.0.1.11</text:p>
      <text:p text:style-name="P9">PING 10.0.1.11 (10.0.1.11) 56(84) bytes of data.</text:p>
      <text:p text:style-name="P9"><text:soft-page-break/>64 bytes from 10.0.1.11: icmp_req=1 ttl=64 time=0.030 ms</text:p>
      <text:p text:style-name="P9">64 bytes from 10.0.1.11: icmp_req=2 ttl=64 time=0.014 ms</text:p>
      <text:p text:style-name="P9">64 bytes from 10.0.1.11: icmp_req=3 ttl=64 time=0.022 ms</text:p>
      <text:p text:style-name="P9">64 bytes from 10.0.1.11: icmp_req=4 ttl=64 time=0.016 ms</text:p>
      <text:p text:style-name="P9">64 bytes from 10.0.1.11: icmp_req=5 ttl=64 time=0.017 ms</text:p>
      <text:p text:style-name="P9"></text:p>
      <text:p text:style-name="P9">--- 10.0.1.11 ping statistics ---</text:p>
      <text:p text:style-name="P9">5 packets transmitted, 5 received, 0% packet loss, time 3999ms</text:p>
      <text:p text:style-name="P9">rtt min/avg/max/mdev = 0.014/0.019/0.030/0.008 ms</text:p>
      <text:p text:style-name="P9">[root@PC1 ~]# </text:p>
      <text:p text:style-name="P9">[root@PC1 ~]# ping -c 5 127.0.0.1</text:p>
      <text:p text:style-name="P9">PING 127.0.0.1 (127.0.0.1) 56(84) bytes of data.</text:p>
      <text:p text:style-name="P9">64 bytes from 127.0.0.1: icmp_req=1 ttl=64 time=0.029 ms</text:p>
      <text:p text:style-name="P9">64 bytes from 127.0.0.1: icmp_req=2 ttl=64 time=0.023 ms</text:p>
      <text:p text:style-name="P9">64 bytes from 127.0.0.1: icmp_req=3 ttl=64 time=0.016 ms</text:p>
      <text:p text:style-name="P9">64 bytes from 127.0.0.1: icmp_req=4 ttl=64 time=0.014 ms</text:p>
      <text:p text:style-name="P9">64 bytes from 127.0.0.1: icmp_req=5 ttl=64 time=0.015 ms</text:p>
      <text:p text:style-name="P9"></text:p>
      <text:p text:style-name="P9">--- 127.0.0.1 ping statistics ---</text:p>
      <text:p text:style-name="P9">5 packets transmitted, 5 received, 0% packet loss, time 3999ms</text:p>
      <text:p text:style-name="P9">rtt min/avg/max/mdev = 0.014/0.019/0.029/0.007 ms</text:p>
      <text:p text:style-name="P9"/>
      <text:p text:style-name="P6">There is one large difference between pinging 10.0.1.11 and pinging the loopback address of 127.0.0.1. <text:s/>Conceptually, we can think of them as two completely separate interfaces. <text:s/>When we ping 10.0.1.11, we are just sending a packet to our self, and it is <text:s/>handled in a different fashion than it is in loopback. <text:s/>Its possible that the NIC realizes its is sending something to itself, and whatever drivers are operating it returns the packet before it even leaves the interface. <text:s/>When we ping the loopback address of 127.0.0.1, we are sending it to that privately reserved address, of which should always be up and running so long as there our no problems in our TCP/IP addressing system. <text:s/>The loopback is more or less just a representation of a network interface, rather than actually being a physical interface, that can be used for the purposes of insuring that IP services are operational.</text:p>
      <text:p text:style-name="P6"/>
      <text:p text:style-name="P10">Exercise 2A</text:p>
      <text:p text:style-name="P10"><text:tab/>Using tcpdump to watch the traffic to and from PC2.</text:p>
      <text:p text:style-name="P4"><text:span text:style-name="T1">Include a snippet of the saved output in your lab report. <text:s/>Explain the meaning of each field in the captured data.</text:span></text:p>
      <text:p text:style-name="P4"><text:span text:style-name="T1"/></text:p>
      <text:p text:style-name="P4"><text:span text:style-name="T1">Output:</text:span></text:p>
      <text:p text:style-name="P7"><text:span text:style-name="T1">[root@PC1 ~]# tcpdump -n host 10.0.1.12</text:span></text:p>
      <text:p text:style-name="P7"><text:span text:style-name="T1">tcpdump: verbose output suppressed, use -v or -vv for full protocol decode</text:span></text:p>
      <text:p text:style-name="P7"><text:span text:style-name="T1">listening on em1, link-type EN10MB (Ethernet), capture size 65535 bytes</text:span></text:p>
      <text:p text:style-name="P7"><text:span text:style-name="T1">03:37:32.487977 ARP, Request who-has 10.0.1.12 tell 10.0.1.11, length 28</text:span></text:p>
      <text:p text:style-name="P7"><text:span text:style-name="T1">03:37:32.488530 ARP, Reply 10.0.1.12 is-at 00:24:81:c4:b4:32, length 46</text:span></text:p>
      <text:p text:style-name="P7"><text:span text:style-name="T1">03:37:32.488536 IP 10.0.1.11 &gt; 10.0.1.12: ICMP echo request, id 1801, seq 1, length 64</text:span></text:p>
      <text:p text:style-name="P7"><text:span text:style-name="T1">03:37:32.489086 IP 10.0.1.12 &gt; 10.0.1.11: ICMP echo reply, id 1801, seq 1, length 64</text:span></text:p>
      <text:p text:style-name="P7"><text:span text:style-name="T1">03:37:37.491536 ARP, Request who-has 10.0.1.11 tell 10.0.1.12, length 46</text:span></text:p>
      <text:p text:style-name="P7"><text:span text:style-name="T1">03:37:37.491549 ARP, Reply 10.0.1.11 is-at 00:24:81:11:30:e9, length 28</text:span></text:p>
      <text:p text:style-name="P7"><text:span text:style-name="T1">^C</text:span></text:p>
      <text:p text:style-name="P7"><text:soft-page-break/><text:span text:style-name="T1">6 packets captured</text:span></text:p>
      <text:p text:style-name="P7"><text:span text:style-name="T1">6 packets received by filter</text:span></text:p>
      <text:p text:style-name="P7"><text:span text:style-name="T1">0 packets dropped by kernel</text:span></text:p>
      <text:p text:style-name="P7"><text:span text:style-name="T1"/></text:p>
      <text:p text:style-name="P4"><text:span text:style-name="T1">The captured data shows a series of communications between PC1 and PC2, which includes a few ARPs, and an echo request and reply. <text:s/>The first field is just a general notice that em1 is listening for traffic from 10.0.1.12, with some other general information included. <text:s/>When we ping 10.0.1.12 in another terminal, tcpdump picks up the ARP sent out as a broadcast to every PC on the internetwork, asking for reply to 10.0.1.11 for who is on 10.0.1.12. <text:s/>PC2 replies with its MAC address, whereupon PC1 sends the ICMP echo request to that MAC address, PC2 replies back to 10.0.1.11, and asks for an ARP from 10.0.1.11, most likely to add 10.0.1.11's address to it's own ARP table.</text:span></text:p>
      <text:p text:style-name="P4"><text:span text:style-name="T1"/></text:p>
      <text:p text:style-name="P10">Exercise 2B</text:p>
      <text:p text:style-name="P10"><text:tab/>Doing a broadcast ping from PC1.</text:p>
      <text:p text:style-name="P6">Include relevant output in your lab report and interpret the results. <text:s/>How many of the Linux PCs respond to the broadcast ping?</text:p>
      <text:p text:style-name="P6"/>
      <text:p text:style-name="P6">Output:</text:p>
      <text:p text:style-name="P9">[netlab@PC1 ~]$ ping -c 2 -b 10.0.1.255</text:p>
      <text:p text:style-name="P9">WARNING: pinging broadcast address</text:p>
      <text:p text:style-name="P9">PING 10.0.1.255 (10.0.1.255) 56(84) bytes of data.</text:p>
      <text:p text:style-name="P9"></text:p>
      <text:p text:style-name="P9">--- 10.0.1.255 ping statistics ---</text:p>
      <text:p text:style-name="P9">2 packets transmitted, 0 received, 100% packet loss, time 999ms</text:p>
      <text:p text:style-name="P9"></text:p>
      <text:p text:style-name="P9">tcpdump: verbose output suppressed, use -v or -vv for full protocol decode</text:p>
      <text:p text:style-name="P9">listening on em1, link-type EN10MB (Ethernet), capture size 65535 bytes</text:p>
      <text:p text:style-name="P9">03:42:35.766122 IP 10.0.1.11 &gt; 10.0.1.255: ICMP echo request, id 1813, seq 1, length 64</text:p>
      <text:p text:style-name="P9">03:42:36.765720 IP 10.0.1.11 &gt; 10.0.1.255: ICMP echo request, id 1813, seq 2, length 64</text:p>
      <text:p text:style-name="P9">^C</text:p>
      <text:p text:style-name="P9">2 packets captured</text:p>
      <text:p text:style-name="P9">2 packets received by filter</text:p>
      <text:p text:style-name="P9">0 packets dropped by kernel</text:p>
      <text:p text:style-name="P9"/>
      <text:p text:style-name="P6">In the results, it is seen that tcpdump picks up the broadcast ping from 10.0.1.11. <text:s/>However, the results in the other terminal window showing the results of the ping show to us that either none of the pings made it other PCs, or none of the PCs chose to respond to the ping. <text:s/>In thinking about this, it might be the general practice that a broadcast ping does not get a reply back from the other nodes it reaches to, as a mass amount of replies would then be send to the broadcaster, which could choke up their system.</text:p>
      <text:p text:style-name="P6"/>
      <text:p text:style-name="P6"/>
      <text:p text:style-name="P6"/>
      <text:p text:style-name="P6"/>
      <text:p text:style-name="P6"/>
      <text:p text:style-name="P6"/>
      <text:p text:style-name="P6"><text:soft-page-break/></text:p>
      <text:p text:style-name="P6"/>
      <text:p text:style-name="P6"/>
      <text:p text:style-name="P10">Exercise 3</text:p>
      <text:p text:style-name="P10"><text:tab/>Using wireshark to watch traffic from PC1 to PC3.</text:p>
      <text:p text:style-name="P4"><text:span text:style-name="T1">Explain why you have different number of packets in the second capture than you do in the first.</text:span></text:p>
      <text:p text:style-name="P4"><text:span text:style-name="T1">Describe the differences between the files saved by tcpdump and by wireshark.</text:span></text:p>
      <text:p text:style-name="P4"><text:span text:style-name="T1"/></text:p>
      <text:p text:style-name="P4"><text:span text:style-name="T1">The reason we have a different number of packets between the first and second ping is a rather simple answer. <text:s/>The first time we pinged PC3, PC1 asked for its MAC address in the form of an ARP request. <text:s/>PC1 then added PC3s MAC address to its own ARP table, as it now knows where 10.0.1.13 resides. <text:s/>This is why we see two less packet in the second ping, as that ARP request is no longer needed.</text:span></text:p>
      <text:p text:style-name="P4"><text:span text:style-name="T1"/></text:p>
      <text:p text:style-name="P4"><text:span text:style-name="T1">There are quite a few differences between the output that tcpdump provides and that of which Wireshark provides. <text:s/>Wireshark does a much better job of outlining and detailing the information given in each packet sent from PC to PC, such as providing what frame is being sent, the sequence number, the MAC address of the source and destination (once known), and some other random information (the protocol being used, what IP system it is using, etc).</text:span></text:p>
      <text:p text:style-name="P4"><text:span text:style-name="T1"/></text:p>
      <text:p text:style-name="P10">Conclusion</text:p>
      <text:p text:style-name="P4"><text:span text:style-name="T1">In this lab, I was able to begin to understand some of the functions that unix provides for networking computers, and was able to learn about some of the tools that we have available to manipulate those networks. <text:s/>If I were to do one thing differently in this lab, I would have probably set up a few more tcpdump on the other machines during the broadcasting exercise to see if any of the broadcast messages were received, which could further be used to prove my hypothesis of the exercise. <text:s/>It may be work talking more about the loopback feature before this lab, or providing some further insight on it, but other than that, it was a good lab to become introduced to the machines we will be working on for the rest of the seme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Marath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Marath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Marath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Zurn</meta:initial-creator>
    <meta:creation-date>2013-03-12T21:10:36</meta:creation-date>
    <dc:date>2013-03-12T22:41:23</dc:date>
    <dc:creator>Andrew Zurn</dc:creator>
    <meta:editing-duration>PT12M52S</meta:editing-duration>
    <meta:editing-cycles>2</meta:editing-cycles>
    <meta:generator>LibreOffice/3.5$Linux_X86_64 LibreOffice_project/350m1$Build-2</meta:generator>
    <meta:document-statistic meta:table-count="0" meta:image-count="0" meta:object-count="0" meta:page-count="5" meta:paragraph-count="129" meta:word-count="1850" meta:character-count="11421" meta:non-whitespace-character-count="9522"/>
  </office:meta>
</office:document-meta>
</file>